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2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7cm" fo:min-width="3.252cm" fo:padding-top="0.139cm" fo:padding-bottom="0.139cm" fo:padding-left="0.264cm" fo:padding-right="0.264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7cm" fo:min-width="2.012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4cm" fo:min-width="4.5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7cm" fo:min-width="3.10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36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822cm" fo:min-width="2.239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0.141cm" fo:min-width="0cm" fo:wrap-option="wrap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797cm" fo:min-width="1.737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092cm" fo:min-width="3.973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519cm" fo:min-width="2.709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0.446cm" fo:min-width="0.234cm" fo:wrap-option="wrap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45cm" fo:min-width="0.233cm" fo:wrap-option="wrap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1cm" fo:min-width="2.841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svg:stroke-color="#000000" draw:fill-color="#cccccc" draw:textarea-horizontal-align="justify" draw:textarea-vertical-align="middle" draw:auto-grow-height="false" fo:min-height="0.142cm" fo:min-width="0cm" fo:wrap-option="wrap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0.827cm" fo:min-width="3.026cm" fo:padding-top="0.139cm" fo:padding-bottom="0.139cm" fo:padding-left="0.264cm" fo:padding-right="0.264cm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3cm" fo:min-width="2.269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42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text-align="start" style:writing-mode="lr-tb"/>
    </style:style>
    <style:style style:name="P2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3" style:family="paragraph">
      <style:paragraph-properties fo:margin-top="0.102cm" fo:margin-bottom="0cm" fo:text-align="center" style:writing-mode="lr-tb"/>
      <style:text-properties fo:font-size="12pt"/>
    </style:style>
    <style:style style:name="P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102cm" fo:margin-bottom="0cm" fo:text-align="center" style:writing-mode="lr-tb"/>
    </style:style>
    <style:style style:name="P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5" style:family="paragraph">
      <loext:graphic-properties draw:fill-color="#dddddd"/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0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1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MathJax_Math" fo:font-size="12pt" style:font-size-asian="12pt" style:font-size-complex="12pt"/>
    </style:style>
    <style:style style:name="T5" style:family="text">
      <style:text-properties style:text-position="-8% 58%" style:font-name="MathJax_Math" fo:font-size="12pt" style:font-size-asian="12pt" style:font-size-complex="12pt"/>
    </style:style>
    <style:style style:name="T6" style:family="text">
      <style:text-properties style:text-position="0% 100%" style:font-name="MathJax_Math1" fo:font-size="12pt" style:font-name-asian="MathJax_Math1" style:font-size-asian="12pt" style:font-name-complex="MathJax_Math1" style:font-size-complex="12pt"/>
    </style:style>
    <style:style style:name="T7" style:family="text">
      <style:text-properties style:text-position="-8% 58%" style:font-name="MathJax_Math" fo:font-size="12pt" style:font-name-asian="MathJax_Math1" style:font-size-asian="12pt" style:font-name-complex="MathJax_Math1" style:font-size-complex="12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8.788cm" svg:height="7.047cm" svg:x="9.606cm" svg:y="4.352cm">
            <text:p text:style-name="P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7cm" svg:y="5.303cm">
            <text:p text:style-name="P3"><text:span text:style-name="T1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5cm" svg:y="5.303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6cm" svg:y="7.257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136cm" svg:height="1.655cm" svg:x="10.204cm" svg:y="7.25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138cm" svg:height="1.655cm" svg:x="14.595cm" svg:y="9.211cm">
            <text:p text:style-name="P5"><text:span text:style-name="T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3cm" svg:y="9.211cm">
            <text:p text:style-name="P3"><text:span text:style-name="T1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9" draw:layer="layout" svg:width="3.78cm" svg:height="7.365cm" svg:x="12.11cm" svg:y="4.193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14cm" svg:y1="6.834cm" svg:x2="14.857cm" svg:y2="6.834cm">
            <text:p/>
          </draw:line>
          <draw:line draw:style-name="gr8" draw:text-style-name="P10" draw:layer="layout" svg:x1="13.26cm" svg:y1="6.838cm" svg:x2="14.732cm" svg:y2="7.722cm">
            <text:p/>
          </draw:line>
          <draw:line draw:style-name="gr8" draw:text-style-name="P10" draw:layer="layout" svg:x1="14.704cm" svg:y1="6.838cm" svg:x2="13.248cm" svg:y2="7.748cm">
            <text:p/>
          </draw:line>
          <draw:line draw:style-name="gr8" draw:text-style-name="P10" draw:layer="layout" svg:x1="13.141cm" svg:y1="7.723cm" svg:x2="14.858cm" svg:y2="7.723cm">
            <text:p/>
          </draw:line>
          <draw:line draw:style-name="gr8" draw:text-style-name="P10" draw:layer="layout" svg:x1="13.14cm" svg:y1="9.534cm" svg:x2="14.857cm" svg:y2="9.534cm">
            <text:p/>
          </draw:line>
          <draw:line draw:style-name="gr8" draw:text-style-name="P10" draw:layer="layout" svg:x1="13.26cm" svg:y1="9.538cm" svg:x2="14.732cm" svg:y2="10.422cm">
            <text:p/>
          </draw:line>
          <draw:line draw:style-name="gr8" draw:text-style-name="P10" draw:layer="layout" svg:x1="14.704cm" svg:y1="9.538cm" svg:x2="13.248cm" svg:y2="10.448cm">
            <text:p/>
          </draw:line>
          <draw:line draw:style-name="gr8" draw:text-style-name="P10" draw:layer="layout" svg:x1="13.141cm" svg:y1="10.423cm" svg:x2="14.858cm" svg:y2="10.423cm">
            <text:p/>
          </draw:line>
          <draw:line draw:style-name="gr8" draw:text-style-name="P10" draw:layer="layout" svg:x1="13.26cm" svg:y1="6.838cm" svg:x2="14.732cm" svg:y2="9.534cm">
            <text:p/>
          </draw:line>
          <draw:line draw:style-name="gr8" draw:text-style-name="P10" draw:layer="layout" svg:x1="13.28cm" svg:y1="7.748cm" svg:x2="14.722cm" svg:y2="9.538cm">
            <text:p/>
          </draw:line>
          <draw:line draw:style-name="gr8" draw:text-style-name="P10" draw:layer="layout" svg:x1="14.704cm" svg:y1="6.838cm" svg:x2="13.28cm" svg:y2="9.534cm">
            <text:p/>
          </draw:line>
          <draw:line draw:style-name="gr8" draw:text-style-name="P10" draw:layer="layout" svg:x1="13.28cm" svg:y1="9.534cm" svg:x2="14.722cm" svg:y2="7.722cm">
            <text:p/>
          </draw:line>
          <draw:line draw:style-name="gr8" draw:text-style-name="P10" draw:layer="layout" svg:x1="14.704cm" svg:y1="7.748cm" svg:x2="13.248cm" svg:y2="10.448cm">
            <text:p/>
          </draw:line>
          <draw:line draw:style-name="gr8" draw:text-style-name="P10" draw:layer="layout" svg:x1="13.26cm" svg:y1="6.838cm" svg:x2="14.722cm" svg:y2="10.422cm">
            <text:p/>
          </draw:line>
          <draw:line draw:style-name="gr8" draw:text-style-name="P10" draw:layer="layout" svg:x1="14.704cm" svg:y1="6.838cm" svg:x2="13.28cm" svg:y2="10.422cm">
            <text:p/>
          </draw:line>
          <draw:line draw:style-name="gr8" draw:text-style-name="P10" draw:layer="layout" svg:x1="13.28cm" svg:y1="10.422cm" svg:x2="14.722cm" svg:y2="7.722cm">
            <text:p/>
          </draw:line>
          <draw:line draw:style-name="gr8" draw:text-style-name="P10" draw:layer="layout" svg:x1="13.28cm" svg:y1="7.748cm" svg:x2="14.704cm" svg:y2="10.423cm">
            <text:p/>
          </draw:line>
          <draw:custom-shape draw:style-name="gr9" draw:text-style-name="P11" draw:layer="layout" svg:width="0.635cm" svg:height="0.635cm" svg:x="14.722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2.915cm" svg:y="7.95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042cm" svg:y="7.954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51cm" svg:y="5.7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51cm" svg:y="8.795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5.875cm" svg:y1="6.39cm" svg:x2="16.51cm" svg:y2="6.39cm">
            <text:p/>
          </draw:line>
          <draw:line draw:style-name="gr12" draw:text-style-name="P10" draw:layer="layout" svg:x1="15.875cm" svg:y1="9.39cm" svg:x2="16.51cm" svg:y2="9.39cm">
            <text:p/>
          </draw:line>
        </draw:g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3" draw:text-style-name="P2" draw:layer="layout" svg:width="5.05cm" svg:height="6.412cm" svg:x="11.475cm" svg:y="4.669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12.167cm" svg:y="5.854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63cm" svg:height="2.063cm" svg:x="12.166cm" svg:y="8.292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12.458cm" svg:y="6.651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162cm" svg:height="1.128cm" svg:x="14.289cm" svg:y="6.652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12.459cm" svg:y="9.052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1.162cm" svg:height="1.128cm" svg:x="14.29cm" svg:y="9.053cm">
            <text:p text:style-name="P16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<text:span text:style-name="T1">Orient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<text:span text:style-name="T1">Pos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<text:span text:style-name="T1">Body Rate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3.174cm" svg:height="1.655cm" svg:x="2.199cm" svg:y="7.329cm">
            <text:p text:style-name="P5"><text:span text:style-name="T1">Velocity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3.174cm" svg:height="1.655cm" svg:x="6.642cm" svg:y="9.283cm">
            <text:p text:style-name="P5"><text:span text:style-name="T1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<text:span text:style-name="T1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g>
          <draw:custom-shape draw:style-name="gr13" draw:text-style-name="P2" draw:layer="layout" svg:width="5.05cm" svg:height="6.412cm" svg:x="21.155cm" svg:y="4.741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21.847cm" svg:y="5.926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3.63cm" svg:height="2.063cm" svg:x="21.846cm" svg:y="8.364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22.138cm" svg:y="6.723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1.162cm" svg:height="1.128cm" svg:x="23.969cm" svg:y="6.724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22.139cm" svg:y="9.124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1.162cm" svg:height="1.128cm" svg:x="23.97cm" svg:y="9.125cm">
            <text:p text:style-name="P16"><text:span text:style-name="T6">δ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0" draw:layer="layout" svg:x1="10.485cm" svg:y1="7.947cm" svg:x2="12.46cm" svg:y2="7.947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27" draw:text-style-name="P9" draw:layer="layout" svg:width="2.767cm" svg:height="4.1cm" svg:x="14.865cm" svg:y="4.101cm">
            <text:p text:style-name="P8">1 x 128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9" draw:id="id19" draw:layer="layout" svg:width="0.566cm" svg:height="0.553cm" svg:x="15.966cm" svg:y="5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7" draw:text-style-name="P9" draw:layer="layout" svg:width="2.767cm" svg:height="4.1cm" svg:x="14.865cm" svg:y="9.235cm">
            <text:p text:style-name="P8">1 x 128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4" draw:id="id14" draw:layer="layout" svg:width="0.566cm" svg:height="0.553cm" svg:x="15.966cm" svg:y="10.5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11" xml:id="id16" draw:id="id16" draw:layer="layout" svg:width="0.566cm" svg:height="0.553cm" svg:x="15.966cm" svg:y="12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19" draw:layer="layout" svg:width="0.001cm" svg:height="1.205cm" svg:x="16.249cm" svg:y="11.11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ustom-shape draw:style-name="gr29" draw:text-style-name="P9" draw:layer="layout" svg:width="2.265cm" svg:height="1.075cm" svg:x="19.383cm" svg:y="5.834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9" xml:id="id15" draw:id="id15" draw:layer="layout" svg:width="2.265cm" svg:height="1.075cm" svg:x="19.383cm" svg:y="8.51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23" draw:id="id23">
            <draw:custom-shape draw:style-name="gr30" draw:text-style-name="P2" draw:layer="layout" svg:width="4.501cm" svg:height="3.37cm" svg:x="22.517cm" svg:y="5.954cm">
              <text:p text:style-name="P1">Act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4" draw:layer="layout" svg:width="3.237cm" svg:height="1.797cm" svg:x="23.134cm" svg:y="6.985cm">
              <text:p text:style-name="P3"><text:span text:style-name="T1">Thru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5" draw:layer="layout" svg:width="1.036cm" svg:height="0.982cm" svg:x="23.393cm" svg:y="7.679cm">
              <text:p text:style-name="P14"><text:span text:style-name="T4">f</text:span><text:span text:style-name="T5">l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7" draw:layer="layout" svg:width="1.035cm" svg:height="0.981cm" svg:x="25.025cm" svg:y="7.68cm">
              <text:p text:style-name="P16"><text:span text:style-name="T4">f</text:span><text:span text:style-name="T5">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4" draw:text-style-name="P9" draw:layer="layout" svg:width="3.369cm" svg:height="6.409cm" svg:x="10.498cm" svg:y="3.84cm">
            <text:p text:style-name="P8">2 x 128</text:p>
            <text:p text:style-name="P8">tanh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0" draw:layer="layout" svg:x1="11.416cm" svg:y1="6.138cm" svg:x2="12.946cm" svg:y2="6.138cm">
            <text:p/>
          </draw:line>
          <draw:line draw:style-name="gr8" draw:text-style-name="P10" draw:layer="layout" svg:x1="11.523cm" svg:y1="6.141cm" svg:x2="12.835cm" svg:y2="6.91cm">
            <text:p/>
          </draw:line>
          <draw:line draw:style-name="gr8" draw:text-style-name="P10" draw:layer="layout" svg:x1="12.81cm" svg:y1="6.141cm" svg:x2="11.512cm" svg:y2="6.933cm">
            <text:p/>
          </draw:line>
          <draw:line draw:style-name="gr8" draw:text-style-name="P10" draw:layer="layout" svg:x1="11.417cm" svg:y1="6.911cm" svg:x2="12.947cm" svg:y2="6.911cm">
            <text:p/>
          </draw:line>
          <draw:line draw:style-name="gr8" draw:text-style-name="P10" draw:layer="layout" svg:x1="11.416cm" svg:y1="8.487cm" svg:x2="12.946cm" svg:y2="8.487cm">
            <text:p/>
          </draw:line>
          <draw:line draw:style-name="gr8" draw:text-style-name="P10" draw:layer="layout" svg:x1="11.523cm" svg:y1="8.491cm" svg:x2="12.835cm" svg:y2="9.26cm">
            <text:p/>
          </draw:line>
          <draw:line draw:style-name="gr8" draw:text-style-name="P10" draw:layer="layout" svg:x1="12.81cm" svg:y1="8.491cm" svg:x2="11.512cm" svg:y2="9.283cm">
            <text:p/>
          </draw:line>
          <draw:line draw:style-name="gr8" draw:text-style-name="P10" draw:layer="layout" svg:x1="11.417cm" svg:y1="9.261cm" svg:x2="12.947cm" svg:y2="9.261cm">
            <text:p/>
          </draw:line>
          <draw:line draw:style-name="gr8" draw:text-style-name="P10" draw:layer="layout" svg:x1="11.523cm" svg:y1="6.141cm" svg:x2="12.835cm" svg:y2="8.487cm">
            <text:p/>
          </draw:line>
          <draw:line draw:style-name="gr8" draw:text-style-name="P10" draw:layer="layout" svg:x1="11.54cm" svg:y1="6.933cm" svg:x2="12.825cm" svg:y2="8.491cm">
            <text:p/>
          </draw:line>
          <draw:line draw:style-name="gr8" draw:text-style-name="P10" draw:layer="layout" svg:x1="12.809cm" svg:y1="6.141cm" svg:x2="11.54cm" svg:y2="8.487cm">
            <text:p/>
          </draw:line>
          <draw:line draw:style-name="gr8" draw:text-style-name="P10" draw:layer="layout" svg:x1="11.54cm" svg:y1="8.488cm" svg:x2="12.825cm" svg:y2="6.911cm">
            <text:p/>
          </draw:line>
          <draw:line draw:style-name="gr8" draw:text-style-name="P10" draw:layer="layout" svg:x1="12.81cm" svg:y1="6.933cm" svg:x2="11.512cm" svg:y2="9.282cm">
            <text:p/>
          </draw:line>
          <draw:line draw:style-name="gr8" draw:text-style-name="P10" draw:layer="layout" svg:x1="11.523cm" svg:y1="6.141cm" svg:x2="12.826cm" svg:y2="9.26cm">
            <text:p/>
          </draw:line>
          <draw:line draw:style-name="gr8" draw:text-style-name="P10" draw:layer="layout" svg:x1="12.809cm" svg:y1="6.141cm" svg:x2="11.54cm" svg:y2="9.26cm">
            <text:p/>
          </draw:line>
          <draw:line draw:style-name="gr8" draw:text-style-name="P10" draw:layer="layout" svg:x1="11.54cm" svg:y1="9.26cm" svg:x2="12.825cm" svg:y2="6.911cm">
            <text:p/>
          </draw:line>
          <draw:line draw:style-name="gr8" draw:text-style-name="P10" draw:layer="layout" svg:x1="11.54cm" svg:y1="6.933cm" svg:x2="12.809cm" svg:y2="9.261cm">
            <text:p/>
          </draw:line>
          <draw:custom-shape draw:style-name="gr35" draw:text-style-name="P11" xml:id="id17" draw:id="id17" draw:layer="layout" svg:width="0.565cm" svg:height="0.552cm" svg:x="12.826cm" svg:y="5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11" xml:id="id20" draw:id="id20" draw:layer="layout" svg:width="0.565cm" svg:height="0.553cm" svg:x="12.826cm" svg:y="6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21" draw:id="id21" draw:layer="layout" svg:width="0.565cm" svg:height="0.552cm" svg:x="12.826cm" svg:y="8.2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draw:layer="layout" svg:width="0.565cm" svg:height="0.552cm" svg:x="12.826cm" svg:y="8.9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2" draw:id="id2" draw:layer="layout" svg:width="0.567cm" svg:height="0.552cm" svg:x="10.974cm" svg:y="5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11" xml:id="id3" draw:id="id3" draw:layer="layout" svg:width="0.567cm" svg:height="0.553cm" svg:x="10.974cm" svg:y="6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4" draw:id="id4" draw:layer="layout" svg:width="0.567cm" svg:height="0.552cm" svg:x="10.974cm" svg:y="8.2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6" draw:id="id6" draw:layer="layout" svg:width="0.567cm" svg:height="0.552cm" svg:x="10.974cm" svg:y="8.9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19" draw:layer="layout" svg:width="0.001cm" svg:height="1.205cm" svg:x="13.11cm" svg:y="7.112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ustom-shape draw:style-name="gr36" draw:text-style-name="P21" draw:layer="layout" svg:width="3.554cm" svg:height="11.105cm" svg:x="0.983cm" svg:y="1.473cm">
            <text:p text:style-name="P20"><text:span text:style-name="T8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xml:id="id10" draw:id="id10" draw:layer="layout" svg:width="2.797cm" svg:height="1.441cm" svg:x="1.355cm" svg:y="7.454cm">
            <text:p text:style-name="P3"><text:span text:style-name="T1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xml:id="id7" draw:id="id7" draw:layer="layout" svg:width="2.796cm" svg:height="1.44cm" svg:x="1.355cm" svg:y="2.369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xml:id="id9" draw:id="id9" draw:layer="layout" svg:width="2.797cm" svg:height="1.44cm" svg:x="1.355cm" svg:y="9.155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xml:id="id1" draw:id="id1" draw:layer="layout" svg:width="2.796cm" svg:height="1.44cm" svg:x="1.355cm" svg:y="4.0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6" xml:id="id8" draw:id="id8" draw:layer="layout" svg:width="2.797cm" svg:height="1.44cm" svg:x="1.355cm" svg:y="10.855cm">
            <text:p text:style-name="P5"><text:span text:style-name="T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xml:id="id5" draw:id="id5" draw:layer="layout" svg:width="2.796cm" svg:height="1.44cm" svg:x="1.355cm" svg:y="5.77cm">
            <text:p text:style-name="P3"><text:span text:style-name="T1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10" draw:layer="layout" draw:type="line" svg:x1="4.151cm" svg:y1="4.79cm" svg:x2="10.974cm" svg:y2="6.149cm" draw:start-shape="id1" draw:start-glue-point="1" draw:end-shape="id2" draw:end-glue-point="6" svg:d="M4151 4790l6823 1359" svg:viewBox="0 0 6824 1360">
            <text:p/>
          </draw:connector>
          <draw:connector draw:style-name="gr8" draw:text-style-name="P10" draw:layer="layout" draw:type="line" svg:x1="4.151cm" svg:y1="4.79cm" svg:x2="10.974cm" svg:y2="6.923cm" draw:start-shape="id1" draw:start-glue-point="1" draw:end-shape="id3" draw:end-glue-point="6" svg:d="M4151 4790l6823 2133" svg:viewBox="0 0 6824 2134">
            <text:p/>
          </draw:connector>
          <draw:connector draw:style-name="gr8" draw:text-style-name="P10" draw:layer="layout" draw:type="line" svg:x1="4.151cm" svg:y1="4.79cm" svg:x2="10.974cm" svg:y2="8.498cm" draw:start-shape="id1" draw:start-glue-point="1" draw:end-shape="id4" draw:end-glue-point="6" svg:d="M4151 4790l6823 3708" svg:viewBox="0 0 6824 3709">
            <text:p/>
          </draw:connector>
          <draw:connector draw:style-name="gr8" draw:text-style-name="P10" draw:layer="layout" draw:type="line" svg:x1="4.151cm" svg:y1="6.49cm" svg:x2="10.974cm" svg:y2="9.272cm" draw:start-shape="id5" draw:start-glue-point="1" draw:end-shape="id6" draw:end-glue-point="6" svg:d="M4151 6490l6823 2782" svg:viewBox="0 0 6824 2783">
            <text:p/>
          </draw:connector>
          <draw:connector draw:style-name="gr8" draw:text-style-name="P10" xml:id="id13" draw:id="id13" draw:layer="layout" draw:type="line" svg:x1="4.151cm" svg:y1="6.49cm" svg:x2="10.974cm" svg:y2="6.149cm" draw:start-shape="id5" draw:start-glue-point="1" svg:d="M4151 6490l6823-341" svg:viewBox="0 0 6824 342">
            <text:p/>
          </draw:connector>
          <draw:connector draw:style-name="gr8" draw:text-style-name="P10" xml:id="id12" draw:id="id12" draw:layer="layout" draw:type="line" svg:x1="4.151cm" svg:y1="6.49cm" svg:x2="10.974cm" svg:y2="6.924cm" draw:start-shape="id5" draw:start-glue-point="1" svg:d="M4151 6490l6823 434" svg:viewBox="0 0 6824 435">
            <text:p/>
          </draw:connector>
          <draw:connector draw:style-name="gr8" draw:text-style-name="P10" xml:id="id11" draw:id="id11" draw:layer="layout" draw:type="line" svg:x1="4.151cm" svg:y1="6.49cm" svg:x2="10.974cm" svg:y2="8.5cm" draw:start-shape="id5" draw:start-glue-point="1" svg:d="M4151 6490l6823 2010" svg:viewBox="0 0 6824 2011">
            <text:p/>
          </draw:connector>
          <draw:connector draw:style-name="gr8" draw:text-style-name="P10" draw:layer="layout" draw:type="line" svg:x1="4.151cm" svg:y1="4.79cm" svg:x2="10.974cm" svg:y2="9.273cm" draw:start-shape="id1" draw:start-glue-point="1" svg:d="M4151 4790l6823 4483" svg:viewBox="0 0 6824 4484">
            <text:p/>
          </draw:connector>
          <draw:connector draw:style-name="gr8" draw:text-style-name="P10" draw:layer="layout" draw:type="line" svg:x1="4.151cm" svg:y1="3.089cm" svg:x2="10.974cm" svg:y2="9.274cm" draw:start-shape="id7" draw:start-glue-point="1" svg:d="M4151 3089l6823 6185" svg:viewBox="0 0 6824 6186">
            <text:p/>
          </draw:connector>
          <draw:connector draw:style-name="gr8" draw:text-style-name="P10" draw:layer="layout" draw:type="line" svg:x1="4.152cm" svg:y1="11.575cm" svg:x2="10.975cm" svg:y2="9.274cm" draw:start-shape="id8" draw:start-glue-point="1" svg:d="M4152 11575l6823-2301" svg:viewBox="0 0 6824 2302">
            <text:p/>
          </draw:connector>
          <draw:connector draw:style-name="gr8" draw:text-style-name="P10" draw:layer="layout" draw:type="line" svg:x1="4.152cm" svg:y1="9.875cm" svg:x2="10.975cm" svg:y2="9.274cm" draw:start-shape="id9" draw:start-glue-point="1" svg:d="M4152 9875l6823-601" svg:viewBox="0 0 6824 602">
            <text:p/>
          </draw:connector>
          <draw:connector draw:style-name="gr8" draw:text-style-name="P10" draw:layer="layout" draw:type="line" svg:x1="4.152cm" svg:y1="8.174cm" svg:x2="10.976cm" svg:y2="9.274cm" draw:start-shape="id10" draw:start-glue-point="1" svg:d="M4152 8174l6824 1100" svg:viewBox="0 0 6825 1101">
            <text:p/>
          </draw:connector>
          <draw:connector draw:style-name="gr8" draw:text-style-name="P10" draw:layer="layout" draw:type="line" svg:x1="4.152cm" svg:y1="8.174cm" svg:x2="10.974cm" svg:y2="8.5cm" draw:start-shape="id10" draw:start-glue-point="1" draw:end-shape="id11" draw:end-glue-point="3" svg:d="M4152 8174l6822 326" svg:viewBox="0 0 6823 327">
            <text:p/>
          </draw:connector>
          <draw:connector draw:style-name="gr8" draw:text-style-name="P10" draw:layer="layout" draw:type="line" svg:x1="4.152cm" svg:y1="8.174cm" svg:x2="10.974cm" svg:y2="6.924cm" draw:start-shape="id10" draw:start-glue-point="1" draw:end-shape="id12" draw:end-glue-point="3" svg:d="M4152 8174l6822-1250" svg:viewBox="0 0 6823 1251">
            <text:p/>
          </draw:connector>
          <draw:connector draw:style-name="gr8" draw:text-style-name="P10" draw:layer="layout" draw:type="line" svg:x1="4.151cm" svg:y1="3.089cm" svg:x2="10.974cm" svg:y2="6.149cm" draw:start-shape="id7" draw:start-glue-point="1" draw:end-shape="id13" draw:end-glue-point="3" svg:d="M4151 3089l6823 3060" svg:viewBox="0 0 6824 3061">
            <text:p/>
          </draw:connector>
          <draw:connector draw:style-name="gr8" draw:text-style-name="P10" draw:layer="layout" draw:type="line" svg:x1="4.152cm" svg:y1="9.875cm" svg:x2="10.977cm" svg:y2="9.274cm" draw:start-shape="id9" svg:d="M4152 9875l6825-601" svg:viewBox="0 0 6826 602">
            <text:p/>
          </draw:connector>
          <draw:connector draw:style-name="gr8" draw:text-style-name="P10" draw:layer="layout" draw:type="line" svg:x1="4.152cm" svg:y1="11.575cm" svg:x2="10.978cm" svg:y2="9.274cm" draw:start-shape="id8" draw:start-glue-point="1" svg:d="M4152 11575l6826-2301" svg:viewBox="0 0 6827 2302">
            <text:p/>
          </draw:connector>
          <draw:connector draw:style-name="gr8" draw:text-style-name="P10" draw:layer="layout" draw:type="line" svg:x1="4.152cm" svg:y1="11.575cm" svg:x2="10.974cm" svg:y2="6.149cm" draw:start-shape="id8" draw:start-glue-point="1" svg:d="M4152 11575l6822-5426" svg:viewBox="0 0 6823 5427">
            <text:p/>
          </draw:connector>
          <draw:connector draw:style-name="gr8" draw:text-style-name="P10" draw:layer="layout" draw:type="line" svg:x1="4.152cm" svg:y1="9.875cm" svg:x2="10.975cm" svg:y2="6.15cm" draw:start-shape="id9" draw:start-glue-point="1" svg:d="M4152 9875l6823-3725" svg:viewBox="0 0 6824 3726">
            <text:p/>
          </draw:connector>
          <draw:connector draw:style-name="gr8" draw:text-style-name="P10" draw:layer="layout" draw:type="line" svg:x1="4.152cm" svg:y1="8.174cm" svg:x2="10.976cm" svg:y2="6.15cm" draw:start-shape="id10" draw:start-glue-point="1" svg:d="M4152 8174l6824-2024" svg:viewBox="0 0 6825 2025">
            <text:p/>
          </draw:connector>
          <draw:connector draw:style-name="gr8" draw:text-style-name="P10" draw:layer="layout" draw:type="line" svg:x1="4.152cm" svg:y1="9.875cm" svg:x2="10.974cm" svg:y2="6.924cm" draw:start-shape="id9" draw:start-glue-point="1" draw:end-shape="id12" draw:end-glue-point="3" svg:d="M4152 9875l6822-2951" svg:viewBox="0 0 6823 2952">
            <text:p/>
          </draw:connector>
          <draw:connector draw:style-name="gr8" draw:text-style-name="P10" draw:layer="layout" draw:type="line" svg:x1="4.152cm" svg:y1="9.875cm" svg:x2="10.974cm" svg:y2="8.5cm" draw:start-shape="id9" draw:start-glue-point="1" draw:end-shape="id11" draw:end-glue-point="3" svg:d="M4152 9875l6822-1375" svg:viewBox="0 0 6823 1376">
            <text:p/>
          </draw:connector>
          <draw:connector draw:style-name="gr8" draw:text-style-name="P10" draw:layer="layout" draw:type="line" svg:x1="4.152cm" svg:y1="11.575cm" svg:x2="10.974cm" svg:y2="6.924cm" draw:start-shape="id8" draw:start-glue-point="1" draw:end-shape="id12" draw:end-glue-point="3" svg:d="M4152 11575l6822-4651" svg:viewBox="0 0 6823 4652">
            <text:p/>
          </draw:connector>
          <draw:connector draw:style-name="gr8" draw:text-style-name="P10" draw:layer="layout" draw:type="line" svg:x1="4.152cm" svg:y1="11.575cm" svg:x2="10.974cm" svg:y2="8.5cm" draw:start-shape="id8" draw:start-glue-point="1" draw:end-shape="id11" draw:end-glue-point="3" svg:d="M4152 11575l6822-3075" svg:viewBox="0 0 6823 3076">
            <text:p/>
          </draw:connector>
          <draw:connector draw:style-name="gr8" draw:text-style-name="P10" draw:layer="layout" draw:type="line" svg:x1="4.151cm" svg:y1="3.089cm" svg:x2="10.974cm" svg:y2="6.924cm" draw:start-shape="id7" draw:start-glue-point="1" draw:end-shape="id12" draw:end-glue-point="3" svg:d="M4151 3089l6823 3835" svg:viewBox="0 0 6824 3836">
            <text:p/>
          </draw:connector>
          <draw:connector draw:style-name="gr8" draw:text-style-name="P10" draw:layer="layout" draw:type="line" svg:x1="16.532cm" svg:y1="10.848cm" svg:x2="19.383cm" svg:y2="9.047cm" draw:start-shape="id14" draw:start-glue-point="10" draw:end-shape="id15" draw:end-glue-point="3" svg:d="M16532 10848l2851-1801" svg:viewBox="0 0 2852 1802">
            <text:p/>
          </draw:connector>
          <draw:connector draw:style-name="gr8" draw:text-style-name="P10" draw:layer="layout" draw:type="line" svg:x1="16.532cm" svg:y1="12.405cm" svg:x2="19.383cm" svg:y2="9.047cm" draw:start-shape="id16" draw:start-glue-point="10" draw:end-shape="id15" draw:end-glue-point="3" svg:d="M16532 12405l2851-3358" svg:viewBox="0 0 2852 3359">
            <text:p/>
          </draw:connector>
          <draw:frame draw:style-name="gr10" draw:text-style-name="P19" draw:layer="layout" svg:width="0.001cm" svg:height="1.205cm" svg:x="11.216cm" svg:y="7.11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onnector draw:style-name="gr8" draw:text-style-name="P10" draw:layer="layout" draw:type="line" svg:x1="16.533cm" svg:y1="5.367cm" svg:x2="19.384cm" svg:y2="6.372cm" svg:d="M16533 5367l2851 1005" svg:viewBox="0 0 2852 1006">
            <text:p/>
          </draw:connector>
          <draw:connector draw:style-name="gr8" draw:text-style-name="P10" draw:layer="layout" draw:type="line" svg:x1="13.391cm" svg:y1="6.149cm" svg:x2="15.966cm" svg:y2="7.271cm" draw:start-shape="id17" draw:start-glue-point="10" draw:end-shape="id18" draw:end-glue-point="6" svg:d="M13391 6149l2575 1122" svg:viewBox="0 0 2576 1123">
            <text:p/>
          </draw:connector>
          <draw:connector draw:style-name="gr8" draw:text-style-name="P10" xml:id="id22" draw:id="id22" draw:layer="layout" draw:type="line" svg:x1="15.966cm" svg:y1="12.405cm" svg:x2="13.391cm" svg:y2="9.237cm" draw:start-shape="id16" draw:start-glue-point="6" svg:d="M15966 12405l-2575-3168" svg:viewBox="0 0 2576 3169">
            <text:p/>
          </draw:connector>
          <draw:custom-shape draw:style-name="gr28" draw:text-style-name="P11" xml:id="id18" draw:id="id18" draw:layer="layout" svg:width="0.566cm" svg:height="0.553cm" svg:x="15.966cm" svg:y="6.9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19" draw:layer="layout" svg:width="0.001cm" svg:height="1.205cm" svg:x="16.249cm" svg:y="5.982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onnector draw:style-name="gr8" draw:text-style-name="P10" draw:layer="layout" draw:type="line" svg:x1="15.966cm" svg:y1="5.366cm" svg:x2="13.391cm" svg:y2="6.149cm" draw:start-shape="id19" draw:start-glue-point="6" draw:end-shape="id17" draw:end-glue-point="10" svg:d="M15966 5366l-2575 783" svg:viewBox="0 0 2576 784">
            <text:p/>
          </draw:connector>
          <draw:connector draw:style-name="gr8" draw:text-style-name="P10" draw:layer="layout" draw:type="line" svg:x1="16.533cm" svg:y1="7.272cm" svg:x2="19.386cm" svg:y2="6.373cm" svg:d="M16533 7272l2853-899" svg:viewBox="0 0 2854 900">
            <text:p/>
          </draw:connector>
          <draw:connector draw:style-name="gr8" draw:text-style-name="P10" draw:layer="layout" draw:type="line" svg:x1="15.966cm" svg:y1="5.366cm" svg:x2="13.391cm" svg:y2="6.923cm" draw:end-shape="id20" draw:end-glue-point="10" svg:d="M15966 5366l-2575 1557" svg:viewBox="0 0 2576 1558">
            <text:p/>
          </draw:connector>
          <draw:connector draw:style-name="gr8" draw:text-style-name="P10" draw:layer="layout" draw:type="line" svg:x1="15.966cm" svg:y1="5.367cm" svg:x2="13.391cm" svg:y2="8.498cm" draw:end-shape="id21" draw:end-glue-point="10" svg:d="M15966 5367l-2575 3131" svg:viewBox="0 0 2576 3132">
            <text:p/>
          </draw:connector>
          <draw:connector draw:style-name="gr8" draw:text-style-name="P10" draw:layer="layout" draw:type="line" svg:x1="15.966cm" svg:y1="5.368cm" svg:x2="13.391cm" svg:y2="9.237cm" draw:end-shape="id22" draw:end-glue-point="3" svg:d="M15966 5368l-2575 3869" svg:viewBox="0 0 2576 3870">
            <text:p/>
          </draw:connector>
          <draw:connector draw:style-name="gr8" draw:text-style-name="P10" draw:layer="layout" draw:type="line" svg:x1="13.391cm" svg:y1="6.923cm" svg:x2="15.966cm" svg:y2="7.272cm" draw:start-shape="id20" draw:start-glue-point="10" svg:d="M13391 6923l2575 349" svg:viewBox="0 0 2576 350">
            <text:p/>
          </draw:connector>
          <draw:connector draw:style-name="gr8" draw:text-style-name="P10" draw:layer="layout" draw:type="line" svg:x1="13.391cm" svg:y1="8.498cm" svg:x2="15.966cm" svg:y2="7.272cm" draw:start-shape="id21" draw:start-glue-point="10" svg:d="M13391 8498l2575-1226" svg:viewBox="0 0 2576 1227">
            <text:p/>
          </draw:connector>
          <draw:connector draw:style-name="gr8" draw:text-style-name="P10" draw:layer="layout" draw:type="line" svg:x1="13.391cm" svg:y1="9.237cm" svg:x2="15.966cm" svg:y2="7.272cm" draw:start-shape="id22" draw:start-glue-point="3" svg:d="M13391 9237l2575-1965" svg:viewBox="0 0 2576 1966">
            <text:p/>
          </draw:connector>
          <draw:connector draw:style-name="gr8" draw:text-style-name="P10" draw:layer="layout" draw:type="line" svg:x1="15.966cm" svg:y1="10.848cm" svg:x2="13.391cm" svg:y2="9.237cm" svg:d="M15966 10848l-2575-1611" svg:viewBox="0 0 2576 1612">
            <text:p/>
          </draw:connector>
          <draw:connector draw:style-name="gr8" draw:text-style-name="P10" draw:layer="layout" draw:type="line" svg:x1="15.966cm" svg:y1="10.848cm" svg:x2="13.391cm" svg:y2="8.498cm" draw:end-shape="id21" draw:end-glue-point="10" svg:d="M15966 10848l-2575-2350" svg:viewBox="0 0 2576 2351">
            <text:p/>
          </draw:connector>
          <draw:connector draw:style-name="gr8" draw:text-style-name="P10" draw:layer="layout" draw:type="line" svg:x1="15.966cm" svg:y1="10.848cm" svg:x2="13.391cm" svg:y2="6.923cm" draw:end-shape="id20" draw:end-glue-point="10" svg:d="M15966 10848l-2575-3925" svg:viewBox="0 0 2576 3926">
            <text:p/>
          </draw:connector>
          <draw:connector draw:style-name="gr8" draw:text-style-name="P10" draw:layer="layout" draw:type="line" svg:x1="15.966cm" svg:y1="10.848cm" svg:x2="13.391cm" svg:y2="6.149cm" draw:end-shape="id17" draw:end-glue-point="10" svg:d="M15966 10848l-2575-4699" svg:viewBox="0 0 2576 4700">
            <text:p/>
          </draw:connector>
          <draw:connector draw:style-name="gr8" draw:text-style-name="P10" draw:layer="layout" draw:type="line" svg:x1="15.966cm" svg:y1="12.406cm" svg:x2="13.391cm" svg:y2="8.498cm" draw:end-shape="id21" draw:end-glue-point="10" svg:d="M15966 12406l-2575-3908" svg:viewBox="0 0 2576 3909">
            <text:p/>
          </draw:connector>
          <draw:connector draw:style-name="gr8" draw:text-style-name="P10" draw:layer="layout" draw:type="line" svg:x1="15.966cm" svg:y1="12.406cm" svg:x2="13.391cm" svg:y2="6.923cm" draw:end-shape="id20" draw:end-glue-point="10" svg:d="M15966 12406l-2575-5483" svg:viewBox="0 0 2576 5484">
            <text:p/>
          </draw:connector>
          <draw:connector draw:style-name="gr8" draw:text-style-name="P10" draw:layer="layout" draw:type="line" svg:x1="15.966cm" svg:y1="12.406cm" svg:x2="13.391cm" svg:y2="6.149cm" draw:end-shape="id17" draw:end-glue-point="10" svg:d="M15966 12406l-2575-6257" svg:viewBox="0 0 2576 6258">
            <text:p/>
          </draw:connector>
          <draw:connector draw:style-name="gr42" draw:text-style-name="P10" draw:layer="layout" draw:type="line" svg:x1="21.648cm" svg:y1="9.047cm" svg:x2="22.517cm" svg:y2="7.639cm" draw:start-shape="id15" draw:start-glue-point="1" draw:end-shape="id23" draw:end-glue-point="3" svg:d="M21648 9047l869-1408" svg:viewBox="0 0 870 1409">
            <text:p/>
          </draw:connector>
          <draw:connector draw:style-name="gr42" draw:text-style-name="P10" draw:layer="layout" draw:type="line" svg:x1="21.636cm" svg:y1="6.36cm" svg:x2="22.505cm" svg:y2="7.628cm" svg:d="M21636 6360l869 1268" svg:viewBox="0 0 870 1269">
            <text:p/>
          </draw:connector>
        </draw:g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27" draw:text-style-name="P9" draw:layer="layout" svg:width="2.767cm" svg:height="4.1cm" svg:x="14.865cm" svg:y="4.101cm">
            <text:p text:style-name="P8">1 x 128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39" draw:id="id39" draw:layer="layout" svg:width="0.566cm" svg:height="0.553cm" svg:x="15.966cm" svg:y="5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9" draw:text-style-name="P9" draw:layer="layout" svg:width="2.265cm" svg:height="1.075cm" svg:x="19.383cm" svg:y="5.834cm">
            <text:p text:style-name="P8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9" draw:layer="layout" svg:width="3.369cm" svg:height="6.409cm" svg:x="10.498cm" svg:y="3.84cm">
            <text:p text:style-name="P8">2 x 128</text:p>
            <text:p text:style-name="P8">tanh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0" draw:layer="layout" svg:x1="11.416cm" svg:y1="6.138cm" svg:x2="12.946cm" svg:y2="6.138cm">
            <text:p/>
          </draw:line>
          <draw:line draw:style-name="gr8" draw:text-style-name="P10" draw:layer="layout" svg:x1="11.523cm" svg:y1="6.141cm" svg:x2="12.835cm" svg:y2="6.91cm">
            <text:p/>
          </draw:line>
          <draw:line draw:style-name="gr8" draw:text-style-name="P10" draw:layer="layout" svg:x1="12.81cm" svg:y1="6.141cm" svg:x2="11.512cm" svg:y2="6.933cm">
            <text:p/>
          </draw:line>
          <draw:line draw:style-name="gr8" draw:text-style-name="P10" draw:layer="layout" svg:x1="11.417cm" svg:y1="6.911cm" svg:x2="12.947cm" svg:y2="6.911cm">
            <text:p/>
          </draw:line>
          <draw:line draw:style-name="gr8" draw:text-style-name="P10" draw:layer="layout" svg:x1="11.416cm" svg:y1="8.487cm" svg:x2="12.946cm" svg:y2="8.487cm">
            <text:p/>
          </draw:line>
          <draw:line draw:style-name="gr8" draw:text-style-name="P10" draw:layer="layout" svg:x1="11.523cm" svg:y1="8.491cm" svg:x2="12.835cm" svg:y2="9.26cm">
            <text:p/>
          </draw:line>
          <draw:line draw:style-name="gr8" draw:text-style-name="P10" draw:layer="layout" svg:x1="12.81cm" svg:y1="8.491cm" svg:x2="11.512cm" svg:y2="9.283cm">
            <text:p/>
          </draw:line>
          <draw:line draw:style-name="gr8" draw:text-style-name="P10" draw:layer="layout" svg:x1="11.417cm" svg:y1="9.261cm" svg:x2="12.947cm" svg:y2="9.261cm">
            <text:p/>
          </draw:line>
          <draw:line draw:style-name="gr8" draw:text-style-name="P10" draw:layer="layout" svg:x1="11.523cm" svg:y1="6.141cm" svg:x2="12.835cm" svg:y2="8.487cm">
            <text:p/>
          </draw:line>
          <draw:line draw:style-name="gr8" draw:text-style-name="P10" draw:layer="layout" svg:x1="11.54cm" svg:y1="6.933cm" svg:x2="12.825cm" svg:y2="8.491cm">
            <text:p/>
          </draw:line>
          <draw:line draw:style-name="gr8" draw:text-style-name="P10" draw:layer="layout" svg:x1="12.809cm" svg:y1="6.141cm" svg:x2="11.54cm" svg:y2="8.487cm">
            <text:p/>
          </draw:line>
          <draw:line draw:style-name="gr8" draw:text-style-name="P10" draw:layer="layout" svg:x1="11.54cm" svg:y1="8.488cm" svg:x2="12.825cm" svg:y2="6.911cm">
            <text:p/>
          </draw:line>
          <draw:line draw:style-name="gr8" draw:text-style-name="P10" draw:layer="layout" svg:x1="12.81cm" svg:y1="6.933cm" svg:x2="11.512cm" svg:y2="9.282cm">
            <text:p/>
          </draw:line>
          <draw:line draw:style-name="gr8" draw:text-style-name="P10" draw:layer="layout" svg:x1="11.523cm" svg:y1="6.141cm" svg:x2="12.826cm" svg:y2="9.26cm">
            <text:p/>
          </draw:line>
          <draw:line draw:style-name="gr8" draw:text-style-name="P10" draw:layer="layout" svg:x1="12.809cm" svg:y1="6.141cm" svg:x2="11.54cm" svg:y2="9.26cm">
            <text:p/>
          </draw:line>
          <draw:line draw:style-name="gr8" draw:text-style-name="P10" draw:layer="layout" svg:x1="11.54cm" svg:y1="9.26cm" svg:x2="12.825cm" svg:y2="6.911cm">
            <text:p/>
          </draw:line>
          <draw:line draw:style-name="gr8" draw:text-style-name="P10" draw:layer="layout" svg:x1="11.54cm" svg:y1="6.933cm" svg:x2="12.809cm" svg:y2="9.261cm">
            <text:p/>
          </draw:line>
          <draw:custom-shape draw:style-name="gr35" draw:text-style-name="P11" xml:id="id37" draw:id="id37" draw:layer="layout" svg:width="0.565cm" svg:height="0.552cm" svg:x="12.826cm" svg:y="5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11" xml:id="id40" draw:id="id40" draw:layer="layout" svg:width="0.565cm" svg:height="0.553cm" svg:x="12.826cm" svg:y="6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41" draw:id="id41" draw:layer="layout" svg:width="0.565cm" svg:height="0.552cm" svg:x="12.826cm" svg:y="8.2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draw:layer="layout" svg:width="0.565cm" svg:height="0.552cm" svg:x="12.826cm" svg:y="8.9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25" draw:id="id25" draw:layer="layout" svg:width="0.567cm" svg:height="0.552cm" svg:x="10.974cm" svg:y="5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11" xml:id="id26" draw:id="id26" draw:layer="layout" svg:width="0.567cm" svg:height="0.553cm" svg:x="10.974cm" svg:y="6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27" draw:id="id27" draw:layer="layout" svg:width="0.567cm" svg:height="0.552cm" svg:x="10.974cm" svg:y="8.2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1" xml:id="id29" draw:id="id29" draw:layer="layout" svg:width="0.567cm" svg:height="0.552cm" svg:x="10.974cm" svg:y="8.9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19" draw:layer="layout" svg:width="0.001cm" svg:height="1.205cm" svg:x="13.11cm" svg:y="7.112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ustom-shape draw:style-name="gr36" draw:text-style-name="P21" draw:layer="layout" svg:width="3.554cm" svg:height="11.105cm" svg:x="0.983cm" svg:y="1.473cm">
            <text:p text:style-name="P20"><text:span text:style-name="T8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xml:id="id33" draw:id="id33" draw:layer="layout" svg:width="2.797cm" svg:height="1.441cm" svg:x="1.355cm" svg:y="7.454cm">
            <text:p text:style-name="P3"><text:span text:style-name="T1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xml:id="id30" draw:id="id30" draw:layer="layout" svg:width="2.796cm" svg:height="1.44cm" svg:x="1.355cm" svg:y="2.369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xml:id="id32" draw:id="id32" draw:layer="layout" svg:width="2.797cm" svg:height="1.44cm" svg:x="1.355cm" svg:y="9.155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xml:id="id24" draw:id="id24" draw:layer="layout" svg:width="2.796cm" svg:height="1.44cm" svg:x="1.355cm" svg:y="4.0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xml:id="id31" draw:id="id31" draw:layer="layout" svg:width="2.797cm" svg:height="1.44cm" svg:x="1.355cm" svg:y="10.855cm">
            <text:p text:style-name="P5"><text:span text:style-name="T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xml:id="id28" draw:id="id28" draw:layer="layout" svg:width="2.796cm" svg:height="1.44cm" svg:x="1.355cm" svg:y="5.77cm">
            <text:p text:style-name="P3"><text:span text:style-name="T1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10" draw:layer="layout" draw:type="line" svg:x1="4.151cm" svg:y1="4.79cm" svg:x2="10.974cm" svg:y2="6.149cm" draw:start-shape="id24" draw:start-glue-point="1" draw:end-shape="id25" draw:end-glue-point="6" svg:d="M4151 4790l6823 1359" svg:viewBox="0 0 6824 1360">
            <text:p/>
          </draw:connector>
          <draw:connector draw:style-name="gr8" draw:text-style-name="P10" draw:layer="layout" draw:type="line" svg:x1="4.151cm" svg:y1="4.79cm" svg:x2="10.974cm" svg:y2="6.923cm" draw:start-shape="id24" draw:start-glue-point="1" draw:end-shape="id26" draw:end-glue-point="6" svg:d="M4151 4790l6823 2133" svg:viewBox="0 0 6824 2134">
            <text:p/>
          </draw:connector>
          <draw:connector draw:style-name="gr8" draw:text-style-name="P10" draw:layer="layout" draw:type="line" svg:x1="4.151cm" svg:y1="4.79cm" svg:x2="10.974cm" svg:y2="8.498cm" draw:start-shape="id24" draw:start-glue-point="1" draw:end-shape="id27" draw:end-glue-point="6" svg:d="M4151 4790l6823 3708" svg:viewBox="0 0 6824 3709">
            <text:p/>
          </draw:connector>
          <draw:connector draw:style-name="gr8" draw:text-style-name="P10" draw:layer="layout" draw:type="line" svg:x1="4.151cm" svg:y1="6.49cm" svg:x2="10.974cm" svg:y2="9.272cm" draw:start-shape="id28" draw:start-glue-point="1" draw:end-shape="id29" draw:end-glue-point="6" svg:d="M4151 6490l6823 2782" svg:viewBox="0 0 6824 2783">
            <text:p/>
          </draw:connector>
          <draw:connector draw:style-name="gr8" draw:text-style-name="P10" xml:id="id36" draw:id="id36" draw:layer="layout" draw:type="line" svg:x1="4.151cm" svg:y1="6.49cm" svg:x2="10.974cm" svg:y2="6.149cm" draw:start-shape="id28" draw:start-glue-point="1" svg:d="M4151 6490l6823-341" svg:viewBox="0 0 6824 342">
            <text:p/>
          </draw:connector>
          <draw:connector draw:style-name="gr8" draw:text-style-name="P10" xml:id="id35" draw:id="id35" draw:layer="layout" draw:type="line" svg:x1="4.151cm" svg:y1="6.49cm" svg:x2="10.974cm" svg:y2="6.924cm" draw:start-shape="id28" draw:start-glue-point="1" svg:d="M4151 6490l6823 434" svg:viewBox="0 0 6824 435">
            <text:p/>
          </draw:connector>
          <draw:connector draw:style-name="gr8" draw:text-style-name="P10" xml:id="id34" draw:id="id34" draw:layer="layout" draw:type="line" svg:x1="4.151cm" svg:y1="6.49cm" svg:x2="10.974cm" svg:y2="8.5cm" draw:start-shape="id28" draw:start-glue-point="1" svg:d="M4151 6490l6823 2010" svg:viewBox="0 0 6824 2011">
            <text:p/>
          </draw:connector>
          <draw:connector draw:style-name="gr8" draw:text-style-name="P10" draw:layer="layout" draw:type="line" svg:x1="4.151cm" svg:y1="4.79cm" svg:x2="10.974cm" svg:y2="9.273cm" draw:start-shape="id24" draw:start-glue-point="1" svg:d="M4151 4790l6823 4483" svg:viewBox="0 0 6824 4484">
            <text:p/>
          </draw:connector>
          <draw:connector draw:style-name="gr8" draw:text-style-name="P10" draw:layer="layout" draw:type="line" svg:x1="4.151cm" svg:y1="3.089cm" svg:x2="10.974cm" svg:y2="9.274cm" draw:start-shape="id30" draw:start-glue-point="1" svg:d="M4151 3089l6823 6185" svg:viewBox="0 0 6824 6186">
            <text:p/>
          </draw:connector>
          <draw:connector draw:style-name="gr8" draw:text-style-name="P10" draw:layer="layout" draw:type="line" svg:x1="4.152cm" svg:y1="11.575cm" svg:x2="10.975cm" svg:y2="9.274cm" draw:start-shape="id31" draw:start-glue-point="1" svg:d="M4152 11575l6823-2301" svg:viewBox="0 0 6824 2302">
            <text:p/>
          </draw:connector>
          <draw:connector draw:style-name="gr8" draw:text-style-name="P10" draw:layer="layout" draw:type="line" svg:x1="4.152cm" svg:y1="9.875cm" svg:x2="10.975cm" svg:y2="9.274cm" draw:start-shape="id32" draw:start-glue-point="1" svg:d="M4152 9875l6823-601" svg:viewBox="0 0 6824 602">
            <text:p/>
          </draw:connector>
          <draw:connector draw:style-name="gr8" draw:text-style-name="P10" draw:layer="layout" draw:type="line" svg:x1="4.152cm" svg:y1="8.174cm" svg:x2="10.976cm" svg:y2="9.274cm" draw:start-shape="id33" draw:start-glue-point="1" svg:d="M4152 8174l6824 1100" svg:viewBox="0 0 6825 1101">
            <text:p/>
          </draw:connector>
          <draw:connector draw:style-name="gr8" draw:text-style-name="P10" draw:layer="layout" draw:type="line" svg:x1="4.152cm" svg:y1="8.174cm" svg:x2="10.974cm" svg:y2="8.5cm" draw:start-shape="id33" draw:start-glue-point="1" draw:end-shape="id34" draw:end-glue-point="3" svg:d="M4152 8174l6822 326" svg:viewBox="0 0 6823 327">
            <text:p/>
          </draw:connector>
          <draw:connector draw:style-name="gr8" draw:text-style-name="P10" draw:layer="layout" draw:type="line" svg:x1="4.152cm" svg:y1="8.174cm" svg:x2="10.974cm" svg:y2="6.924cm" draw:start-shape="id33" draw:start-glue-point="1" draw:end-shape="id35" draw:end-glue-point="3" svg:d="M4152 8174l6822-1250" svg:viewBox="0 0 6823 1251">
            <text:p/>
          </draw:connector>
          <draw:connector draw:style-name="gr8" draw:text-style-name="P10" draw:layer="layout" draw:type="line" svg:x1="4.151cm" svg:y1="3.089cm" svg:x2="10.974cm" svg:y2="6.149cm" draw:start-shape="id30" draw:start-glue-point="1" draw:end-shape="id36" draw:end-glue-point="3" svg:d="M4151 3089l6823 3060" svg:viewBox="0 0 6824 3061">
            <text:p/>
          </draw:connector>
          <draw:connector draw:style-name="gr8" draw:text-style-name="P10" draw:layer="layout" draw:type="line" svg:x1="4.152cm" svg:y1="9.875cm" svg:x2="10.977cm" svg:y2="9.274cm" draw:start-shape="id32" svg:d="M4152 9875l6825-601" svg:viewBox="0 0 6826 602">
            <text:p/>
          </draw:connector>
          <draw:connector draw:style-name="gr8" draw:text-style-name="P10" draw:layer="layout" draw:type="line" svg:x1="4.152cm" svg:y1="11.575cm" svg:x2="10.978cm" svg:y2="9.274cm" draw:start-shape="id31" draw:start-glue-point="1" svg:d="M4152 11575l6826-2301" svg:viewBox="0 0 6827 2302">
            <text:p/>
          </draw:connector>
          <draw:connector draw:style-name="gr8" draw:text-style-name="P10" draw:layer="layout" draw:type="line" svg:x1="4.152cm" svg:y1="11.575cm" svg:x2="10.974cm" svg:y2="6.149cm" draw:start-shape="id31" draw:start-glue-point="1" svg:d="M4152 11575l6822-5426" svg:viewBox="0 0 6823 5427">
            <text:p/>
          </draw:connector>
          <draw:connector draw:style-name="gr8" draw:text-style-name="P10" draw:layer="layout" draw:type="line" svg:x1="4.152cm" svg:y1="9.875cm" svg:x2="10.975cm" svg:y2="6.15cm" draw:start-shape="id32" draw:start-glue-point="1" svg:d="M4152 9875l6823-3725" svg:viewBox="0 0 6824 3726">
            <text:p/>
          </draw:connector>
          <draw:connector draw:style-name="gr8" draw:text-style-name="P10" draw:layer="layout" draw:type="line" svg:x1="4.152cm" svg:y1="8.174cm" svg:x2="10.976cm" svg:y2="6.15cm" draw:start-shape="id33" draw:start-glue-point="1" svg:d="M4152 8174l6824-2024" svg:viewBox="0 0 6825 2025">
            <text:p/>
          </draw:connector>
          <draw:connector draw:style-name="gr8" draw:text-style-name="P10" draw:layer="layout" draw:type="line" svg:x1="4.152cm" svg:y1="9.875cm" svg:x2="10.974cm" svg:y2="6.924cm" draw:start-shape="id32" draw:start-glue-point="1" draw:end-shape="id35" draw:end-glue-point="3" svg:d="M4152 9875l6822-2951" svg:viewBox="0 0 6823 2952">
            <text:p/>
          </draw:connector>
          <draw:connector draw:style-name="gr8" draw:text-style-name="P10" draw:layer="layout" draw:type="line" svg:x1="4.152cm" svg:y1="9.875cm" svg:x2="10.974cm" svg:y2="8.5cm" draw:start-shape="id32" draw:start-glue-point="1" draw:end-shape="id34" draw:end-glue-point="3" svg:d="M4152 9875l6822-1375" svg:viewBox="0 0 6823 1376">
            <text:p/>
          </draw:connector>
          <draw:connector draw:style-name="gr8" draw:text-style-name="P10" draw:layer="layout" draw:type="line" svg:x1="4.152cm" svg:y1="11.575cm" svg:x2="10.974cm" svg:y2="6.924cm" draw:start-shape="id31" draw:start-glue-point="1" draw:end-shape="id35" draw:end-glue-point="3" svg:d="M4152 11575l6822-4651" svg:viewBox="0 0 6823 4652">
            <text:p/>
          </draw:connector>
          <draw:connector draw:style-name="gr8" draw:text-style-name="P10" draw:layer="layout" draw:type="line" svg:x1="4.152cm" svg:y1="11.575cm" svg:x2="10.974cm" svg:y2="8.5cm" draw:start-shape="id31" draw:start-glue-point="1" draw:end-shape="id34" draw:end-glue-point="3" svg:d="M4152 11575l6822-3075" svg:viewBox="0 0 6823 3076">
            <text:p/>
          </draw:connector>
          <draw:connector draw:style-name="gr8" draw:text-style-name="P10" draw:layer="layout" draw:type="line" svg:x1="4.151cm" svg:y1="3.089cm" svg:x2="10.974cm" svg:y2="6.924cm" draw:start-shape="id30" draw:start-glue-point="1" draw:end-shape="id35" draw:end-glue-point="3" svg:d="M4151 3089l6823 3835" svg:viewBox="0 0 6824 3836">
            <text:p/>
          </draw:connector>
          <draw:frame draw:style-name="gr10" draw:text-style-name="P19" draw:layer="layout" svg:width="0.001cm" svg:height="1.205cm" svg:x="11.216cm" svg:y="7.11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onnector draw:style-name="gr8" draw:text-style-name="P10" draw:layer="layout" draw:type="line" svg:x1="16.533cm" svg:y1="5.367cm" svg:x2="19.384cm" svg:y2="6.372cm" svg:d="M16533 5367l2851 1005" svg:viewBox="0 0 2852 1006">
            <text:p/>
          </draw:connector>
          <draw:connector draw:style-name="gr8" draw:text-style-name="P10" draw:layer="layout" draw:type="line" svg:x1="13.391cm" svg:y1="6.149cm" svg:x2="15.966cm" svg:y2="7.271cm" draw:start-shape="id37" draw:start-glue-point="10" draw:end-shape="id38" draw:end-glue-point="6" svg:d="M13391 6149l2575 1122" svg:viewBox="0 0 2576 1123">
            <text:p/>
          </draw:connector>
          <draw:custom-shape draw:style-name="gr28" draw:text-style-name="P11" xml:id="id38" draw:id="id38" draw:layer="layout" svg:width="0.566cm" svg:height="0.553cm" svg:x="15.966cm" svg:y="6.9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19" draw:layer="layout" svg:width="0.001cm" svg:height="1.205cm" svg:x="16.249cm" svg:y="5.982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connector draw:style-name="gr8" draw:text-style-name="P10" draw:layer="layout" draw:type="line" svg:x1="15.966cm" svg:y1="5.366cm" svg:x2="13.391cm" svg:y2="6.149cm" draw:start-shape="id39" draw:start-glue-point="6" draw:end-shape="id37" draw:end-glue-point="10" svg:d="M15966 5366l-2575 783" svg:viewBox="0 0 2576 784">
            <text:p/>
          </draw:connector>
          <draw:connector draw:style-name="gr8" draw:text-style-name="P10" draw:layer="layout" draw:type="line" svg:x1="16.533cm" svg:y1="7.272cm" svg:x2="19.386cm" svg:y2="6.373cm" svg:d="M16533 7272l2853-899" svg:viewBox="0 0 2854 900">
            <text:p/>
          </draw:connector>
          <draw:connector draw:style-name="gr8" draw:text-style-name="P10" draw:layer="layout" draw:type="line" svg:x1="15.966cm" svg:y1="5.366cm" svg:x2="13.391cm" svg:y2="6.923cm" draw:end-shape="id40" draw:end-glue-point="10" svg:d="M15966 5366l-2575 1557" svg:viewBox="0 0 2576 1558">
            <text:p/>
          </draw:connector>
          <draw:connector draw:style-name="gr8" draw:text-style-name="P10" draw:layer="layout" draw:type="line" svg:x1="15.966cm" svg:y1="5.367cm" svg:x2="13.391cm" svg:y2="8.498cm" draw:end-shape="id41" draw:end-glue-point="10" svg:d="M15966 5367l-2575 3131" svg:viewBox="0 0 2576 3132">
            <text:p/>
          </draw:connector>
          <draw:connector draw:style-name="gr8" draw:text-style-name="P10" draw:layer="layout" draw:type="line" svg:x1="15.966cm" svg:y1="5.368cm" svg:x2="13.391cm" svg:y2="9.237cm" svg:d="M15966 5368l-2575 3869" svg:viewBox="0 0 2576 3870">
            <text:p/>
          </draw:connector>
          <draw:connector draw:style-name="gr8" draw:text-style-name="P10" draw:layer="layout" draw:type="line" svg:x1="13.391cm" svg:y1="6.923cm" svg:x2="15.966cm" svg:y2="7.272cm" draw:start-shape="id40" draw:start-glue-point="10" svg:d="M13391 6923l2575 349" svg:viewBox="0 0 2576 350">
            <text:p/>
          </draw:connector>
          <draw:connector draw:style-name="gr8" draw:text-style-name="P10" draw:layer="layout" draw:type="line" svg:x1="13.391cm" svg:y1="8.498cm" svg:x2="15.966cm" svg:y2="7.272cm" draw:start-shape="id41" draw:start-glue-point="10" svg:d="M13391 8498l2575-1226" svg:viewBox="0 0 2576 1227">
            <text:p/>
          </draw:connector>
          <draw:connector draw:style-name="gr8" draw:text-style-name="P10" draw:layer="layout" draw:type="line" svg:x1="13.391cm" svg:y1="9.237cm" svg:x2="15.966cm" svg:y2="7.272cm" svg:d="M13391 9237l2575-1965" svg:viewBox="0 0 2576 1966">
            <text:p/>
          </draw:connector>
        </draw:g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2.3$Linux_X86_64 LibreOffice_project/40$Build-3</meta:generator>
    <dc:date>2022-12-14T20:24:23.099512289</dc:date>
    <meta:editing-duration>PT5H14M2S</meta:editing-duration>
    <meta:editing-cycles>6</meta:editing-cycles>
    <meta:document-statistic meta:object-count="310"/>
  </office:meta>
</office:document-meta>
</file>